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language="en" fo:country="US" officeooo:rsid="00112b2f" officeooo:paragraph-rsid="00112b2f"/>
    </style:style>
    <style:style style:name="P2" style:family="paragraph" style:parent-style-name="Standard">
      <style:paragraph-properties fo:margin-left="0cm" fo:margin-right="0cm" fo:text-indent="0cm" style:auto-text-indent="false"/>
      <style:text-properties officeooo:paragraph-rsid="00112b2f"/>
    </style:style>
    <style:style style:name="P3" style:family="paragraph" style:parent-style-name="Standard">
      <style:paragraph-properties fo:margin-left="0cm" fo:margin-right="0cm" fo:text-indent="0cm" style:auto-text-indent="false"/>
      <style:text-properties officeooo:paragraph-rsid="00120563"/>
    </style:style>
    <style:style style:name="P4" style:family="paragraph" style:parent-style-name="Standard">
      <style:paragraph-properties fo:margin-left="0cm" fo:margin-right="0cm" fo:text-indent="0cm" style:auto-text-indent="false"/>
      <style:text-properties officeooo:rsid="00132022" officeooo:paragraph-rsid="00132022"/>
    </style:style>
    <style:style style:name="P5" style:family="paragraph" style:parent-style-name="Standard">
      <style:paragraph-properties fo:margin-left="0cm" fo:margin-right="0cm" fo:text-indent="0cm" style:auto-text-indent="false"/>
      <style:text-properties officeooo:paragraph-rsid="00132022"/>
    </style:style>
    <style:style style:name="P6" style:family="paragraph" style:parent-style-name="Standard">
      <style:paragraph-properties fo:margin-left="0cm" fo:margin-right="0cm" fo:text-indent="0cm" style:auto-text-indent="false"/>
      <style:text-properties officeooo:rsid="0015b311" officeooo:paragraph-rsid="0015b311"/>
    </style:style>
    <style:style style:name="P7" style:family="paragraph" style:parent-style-name="Standard">
      <style:paragraph-properties fo:margin-left="0cm" fo:margin-right="0cm" fo:text-indent="0cm" style:auto-text-indent="false"/>
      <style:text-properties officeooo:rsid="0017514e" officeooo:paragraph-rsid="0017514e"/>
    </style:style>
    <style:style style:name="P8" style:family="paragraph" style:parent-style-name="Standard">
      <style:paragraph-properties fo:margin-left="0cm" fo:margin-right="0cm" fo:text-indent="0cm" style:auto-text-indent="false"/>
      <style:text-properties officeooo:rsid="0018854b" officeooo:paragraph-rsid="0018854b"/>
    </style:style>
    <style:style style:name="P9" style:family="paragraph" style:parent-style-name="Standard">
      <style:paragraph-properties fo:margin-left="0cm" fo:margin-right="0cm" fo:text-indent="0cm" style:auto-text-indent="false"/>
      <style:text-properties officeooo:rsid="0018854b" officeooo:paragraph-rsid="001a587e"/>
    </style:style>
    <style:style style:name="T1" style:family="text">
      <style:text-properties fo:language="en" fo:country="US" officeooo:rsid="00112b2f"/>
    </style:style>
    <style:style style:name="T2" style:family="text">
      <style:text-properties officeooo:rsid="00120563"/>
    </style:style>
    <style:style style:name="T3" style:family="text">
      <style:text-properties officeooo:rsid="00132022"/>
    </style:style>
    <style:style style:name="T4" style:family="text">
      <style:text-properties officeooo:rsid="0017514e"/>
    </style:style>
    <style:style style:name="T5" style:family="text">
      <style:text-properties officeooo:rsid="0018854b"/>
    </style:style>
    <style:style style:name="T6" style:family="text">
      <style:text-properties officeooo:rsid="001a58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e : 2026-02-09</text:p>
      <text:p text:style-name="P2"><text:span text:style-name="T1">Group members :<text:tab/>-<text:tab/></text:span>Iaroslav Lazarev <text:tab/>&lt;&gt;</text:p>
      <text:p text:style-name="P2"><text:tab/><text:tab/><text:tab/>-<text:tab/><text:span text:style-name="T2">Hugo Vivier <text:tab/><text:tab/>&lt;</text:span><text:a xlink:type="simple" xlink:href="mailto:hugo.vivier@aalto.fi" text:style-name="Internet_20_link" text:visited-style-name="Visited_20_Internet_20_Link"><text:span text:style-name="T2">hugo.vivier@aalto.fi</text:span></text:a><text:span text:style-name="T2">&gt;</text:span></text:p>
      <text:p text:style-name="P3"><text:tab/><text:tab/><text:tab/>-<text:tab/><text:span text:style-name="T2">Jozef Jabczun <text:tab/><text:tab/>&lt;&gt;</text:span></text:p>
      <text:p text:style-name="P4">Project assistant : Tom</text:p>
      <text:p text:style-name="P4">Initial project name : [insert here I’m bad with names]</text:p>
      <text:p text:style-name="P4">Description : Graphic calculator from scratch using an smt32 microcontroller. Features include usb-c charging, graphing, integration, derivation, … [add more stuff here that I’ve forgotten].</text:p>
      <text:p text:style-name="P4">Required parts : <text:tab/>-<text:tab/>Fabricated PCB</text:p>
      <text:p text:style-name="P5"><text:span text:style-name="T3"><text:tab/><text:tab/><text:tab/>-<text:tab/></text:span>stm32u5 <text:span text:style-name="T3">microcontroller</text:span></text:p>
      <text:p text:style-name="P5"><text:tab/><text:tab/><text:tab/>-<text:tab/><text:span text:style-name="T3">Battery</text:span></text:p>
      <text:p text:style-name="P5"><text:tab/><text:tab/><text:tab/>-<text:tab/><text:span text:style-name="T3">Display</text:span></text:p>
      <text:p text:style-name="P5"><text:tab/><text:tab/><text:tab/>-<text:tab/><text:span text:style-name="T3">3d printed enclosure</text:span></text:p>
      <text:p text:style-name="P4">[I’m not sure which parts we already have and which parts we need to request. Before we commit to any parts we might already have, it would be nice to see if we can get access to better ones.]</text:p>
      <text:p text:style-name="P4"/>
      <text:p text:style-name="P6"><text:span text:style-name="T4">Important dates</text:span> :</text:p>
      <text:p text:style-name="P6">[2026-02-14] =&gt; Hand in initial project report</text:p>
      <text:p text:style-name="P6">[2026-03-02] =&gt; Hand in 1st part of our individual diaries</text:p>
      <text:p text:style-name="P6">[2026-05-25] =&gt; Hand in 2nd part of our individual diaries</text:p>
      <text:p text:style-name="P6">[2026-06-01] =&gt; Hand in final group specific project reports</text:p>
      <text:p text:style-name="P6"/>
      <text:p text:style-name="P7">Roadmap :</text:p>
      <text:p text:style-name="P7"/>
      <text:p text:style-name="P7">[Start -&gt; 2026-02-14] =&gt;</text:p>
      <text:p text:style-name="P7">Brainstorming / Initial prototyping phase :</text:p>
      <text:p text:style-name="P7">In this stage we compiled a set of requirements for both the calculator and the project as a whole. We decided to assign a leader for each major part of the project (Programming : Iaroslav; Physical design : Hugo; and Circuitry : Jozef). However, we agreed that each group member should collaborate on every part of the project. We agreed to focus on the pcb design of the device first, since that would be the biggest bottleneck. By this point, good progress has been made. But it is not finished yet.</text:p>
      <text:p text:style-name="P7"/>
      <text:p text:style-name="P7">[2026-02-14 -&gt; 2026-03-1<text:span text:style-name="T5">4</text:span>] =&gt;</text:p>
      <text:p text:style-name="P8">Bulk of physical project development :</text:p>
      <text:p text:style-name="P8">The objectives of this stage are to have a calculator we can hold in our hands so that we can move as quickly as possible from then on. This means having a working pcb design fabricated and a usable 3d printed case for it.</text:p>
      <text:p text:style-name="P8"/>
      <text:p text:style-name="P8">[2026-03-14 -&gt; 2026-04-14] =&gt;</text:p>
      <text:p text:style-name="P8">Bulk of programming work :</text:p>
      <text:p text:style-name="P8">The objectives of this stage are to have a working calculator that abides by our original requirements for the project. We are planning on programming it in C from scratch due partly because of our familiarity of the language, but also because of the fact that it suits the embedded usecase of this project. The idea of at least partially using Rust is still in the air, it sounds promissing due to the memory safety guaranties it provides. However, 2/3 project members are not familiar with it.</text:p>
      <text:p text:style-name="P8">[2026-04-14 -&gt; 2026-0<text:span text:style-name="T6">6</text:span>-<text:span text:style-name="T6">0</text:span>1] =&gt;</text:p>
      <text:p text:style-name="P8">Refinement / iteration <text:span text:style-name="T6">and report</text:span> :</text:p>
      <text:p text:style-name="P9">The objectives for this stage are to polish our calculator and achieve something we are proud of. New features are unlikely to be added at this stage. <text:span text:style-name="T6">Additionally, most of the report work and documentation for the project will be done in this stage.</text:span></text:p>
      <text:p text:style-name="P9"><text:soft-page-break/></text:p>
      <text:p text:style-name="P7"/>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6T16:32:46.752214638</meta:creation-date>
    <dc:date>2026-02-09T12:09:42.666980477</dc:date>
    <meta:editing-duration>PT1H14M35S</meta:editing-duration>
    <meta:editing-cycles>6</meta:editing-cycles>
    <meta:generator>LibreOffice/26.2.0.3$Linux_X86_64 LibreOffice_project/620$Build-3</meta:generator>
    <meta:document-statistic meta:table-count="0" meta:image-count="0" meta:object-count="0" meta:page-count="2" meta:paragraph-count="31" meta:word-count="459" meta:character-count="2660" meta:non-whitespace-character-count="2208"/>
  </office:meta>
</office:document-meta>
</file>